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.3335in" fo:margin-bottom="0.1665in" loext:contextual-spacing="false" style:line-height-at-least="0.3126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0835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.0835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4">
      <style:paragraph-properties fo:margin-left="0in" fo:margin-right="0in" fo:margin-top="0in" fo:margin-bottom="0.0835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f1115" style:font-name="quote-cjk-patch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0f1115" style:font-name="quote-cjk-patch" fo:font-size="12pt" fo:letter-spacing="normal" fo:font-style="normal"/>
    </style:style>
    <style:style style:name="T3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style:font-name="quote-cjk-patch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fo:color="#0f1115" style:font-name="quote-cjk-patch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f1115" style:font-name="Menlo" fo:font-size="12pt" fo:letter-spacing="normal" fo:font-style="normal" fo:font-weight="normal" fo:background-color="#ebeef2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Tanzania Maize Sector: Quick Reference Report</text:span></text:span></text:h>
      <text:p text:style-name="P2"><text:span text:style-name="Strong_20_Emphasis"><text:span text:style-name="T3">1. Maize Production Cycles:</text:span></text:span></text:p>
      <text:list xml:id="list817541274" text:style-name="L1">
        <text:list-header>
          <text:p text:style-name="P3"><text:span text:style-name="Strong_20_Emphasis"><text:span text:style-name="T6">Two Main Growing Seasons:</text:span></text:span></text:p>
          <text:list>
            <text:list-item>
              <text:p text:style-name="P6"><text:span text:style-name="Strong_20_Emphasis"><text:span text:style-name="T3">Masika (Long Rains):</text:span></text:span><text:span text:style-name="T5">Primary season. Planting: Feb-Mar.</text:span><text:span text:style-name="Strong_20_Emphasis"><text:span text:style-name="T3">Harvest: May-July.</text:span></text:span><text:span text:style-name="T5">Accounts for ~70% of annual production.</text:span></text:p>
            </text:list-item>
            <text:list-item>
              <text:p text:style-name="P6"><text:span text:style-name="Strong_20_Emphasis"><text:span text:style-name="T3">Vuli (Short Rains):</text:span></text:span><text:span text:style-name="T5">Secondary season. Planting: Oct-Nov.</text:span><text:span text:style-name="Strong_20_Emphasis"><text:span text:style-name="T3">Harvest: Dec-Feb.</text:span></text:span></text:p>
            </text:list-item>
          </text:list>
        </text:list-header>
      </text:list>
      <text:p text:style-name="P2"><text:span text:style-name="Strong_20_Emphasis"><text:span text:style-name="T3">2. Seasonal Patterns:</text:span></text:span></text:p>
      <text:list xml:id="list2822925783" text:style-name="L2">
        <text:list-item>
          <text:p text:style-name="P7"><text:span text:style-name="Strong_20_Emphasis"><text:span text:style-name="T3">Production:</text:span></text:span><text:span text:style-name="T5">Peaks during </text:span><text:span text:style-name="Strong_20_Emphasis"><text:span text:style-name="T4">Masika harvest</text:span></text:span><text:span text:style-name="Strong_20_Emphasis"><text:span text:style-name="T6"> (June-July)</text:span></text:span><text:span text:style-name="Strong_20_Emphasis"><text:span text:style-name="T3"> </text:span></text:span><text:span text:style-name="T5">and smaller peak during </text:span><text:span text:style-name="Strong_20_Emphasis"><text:span text:style-name="T3">Vuli harvest </text:span></text:span><text:span text:style-name="Strong_20_Emphasis"><text:span text:style-name="T6">(Jan-Feb)</text:span></text:span><text:span text:style-name="T6">.</text:span></text:p>
        </text:list-item>
        <text:list-item>
          <text:p text:style-name="P4"><text:span text:style-name="Strong_20_Emphasis"><text:span text:style-name="T3">Prices: </text:span></text:span><text:span text:style-name="T5">Follow an </text:span><text:span text:style-name="Strong_20_Emphasis"><text:span text:style-name="T3">inverse relationship </text:span></text:span><text:span text:style-name="T5">with supply.</text:span></text:p>
          <text:list>
            <text:list-item>
              <text:p text:style-name="P7"><text:span text:style-name="Strong_20_Emphasis"><text:span text:style-name="T3">Lowest Prices:</text:span></text:span><text:span text:style-name="Strong_20_Emphasis"><text:span text:style-name="T5"> </text:span></text:span><text:span text:style-name="Strong_20_Emphasis"><text:span text:style-name="T3">July-Sept </text:span></text:span><text:span text:style-name="T5">(immediately after main Masika harvest, high market supply).</text:span></text:p>
            </text:list-item>
            <text:list-item>
              <text:p text:style-name="P7"><text:span text:style-name="Strong_20_Emphasis"><text:span text:style-name="T3">Highest Prices:</text:span></text:span><text:span text:style-name="Strong_20_Emphasis"><text:span text:style-name="T5"> </text:span></text:span><text:span text:style-name="Strong_20_Emphasis"><text:span text:style-name="T3">March-May </text:span></text:span><text:span text:style-name="T5">(lean season before Masika harvest, low supply).</text:span></text:p>
            </text:list-item>
          </text:list>
        </text:list-item>
        <text:list-item>
          <text:p text:style-name="P7"><text:span text:style-name="Strong_20_Emphasis"><text:span text:style-name="T3">Storage: </text:span></text:span><text:span text:style-name="T5">Warehouse utilization peaks </text:span><text:span text:style-name="Strong_20_Emphasis"><text:span text:style-name="T3">right after harvests </text:span></text:span><text:span text:style-name="T5">and depletes steadily towards the next lean season.</text:span></text:p>
        </text:list-item>
      </text:list>
      <text:p text:style-name="P2"><text:span text:style-name="Strong_20_Emphasis"><text:span text:style-name="T3">3. Major Producing Regions (in order of typical volume):</text:span></text:span></text:p>
      <text:list xml:id="list1061515365" text:style-name="L3">
        <text:list-item>
          <text:p text:style-name="P8"><text:span text:style-name="Strong_20_Emphasis"><text:span text:style-name="T3">Southern Highlands (TOP PRODUCERS): </text:span></text:span><text:span text:style-name="T5">Mbeya, Iringa, Ruvuma.</text:span></text:p>
        </text:list-item>
        <text:list-item>
          <text:p text:style-name="P8"><text:span text:style-name="Strong_20_Emphasis"><text:span text:style-name="T3">Central/Western: </text:span></text:span><text:span text:style-name="T5">Rukwa, Morogoro, Dodoma.</text:span></text:p>
        </text:list-item>
        <text:list-item>
          <text:p text:style-name="P8"><text:span text:style-name="Strong_20_Emphasis"><text:span text:style-name="T3">Northern: </text:span></text:span><text:span text:style-name="T5">Arusha, Kilimanjaro (lower volumes, some consumption deficits).</text:span></text:p>
        </text:list-item>
        <text:list-item>
          <text:p text:style-name="P8"><text:span text:style-name="Strong_20_Emphasis"><text:span text:style-name="T3">Lake Zone: </text:span></text:span><text:span text:style-name="T5">Mwanza, Shinyanga (moderate production).</text:span></text:p>
        </text:list-item>
      </text:list>
      <text:p text:style-name="P2"><text:span text:style-name="Strong_20_Emphasis"><text:span text:style-name="T3">4. Price Ranges &amp; Key Markets:</text:span></text:span></text:p>
      <text:list xml:id="list319444770" text:style-name="L4">
        <text:list-item>
          <text:p text:style-name="P5"><text:span text:style-name="Strong_20_Emphasis"><text:span text:style-name="T3">Typical Price Range (at major markets, Grade B):</text:span></text:span><text:span text:style-name="Strong_20_Emphasis"><text:span text:style-name="T5"> </text:span></text:span><text:span text:style-name="Strong_20_Emphasis"><text:span text:style-name="T3">1,000 - 2,500 TZS/kg</text:span></text:span><text:span text:style-name="T5">.</text:span></text:p>
          <text:list>
            <text:list-item>
              <text:p text:style-name="P11">Can drop to ~800 TZS/kg at farm gate post-harvest.</text:p>
            </text:list-item>
            <text:list-item>
              <text:p text:style-name="P11">Can exceed 2,500 TZS/kg in deficit regions during lean season.</text:p>
            </text:list-item>
          </text:list>
        </text:list-item>
        <text:list-item>
          <text:p text:style-name="P5"><text:span text:style-name="Strong_20_Emphasis"><text:span text:style-name="T3">Major Reference Markets:</text:span></text:span></text:p>
          <text:list>
            <text:list-item>
              <text:p text:style-name="P9"><text:span text:style-name="Strong_20_Emphasis"><text:span text:style-name="T3">Kariakoo (Dar es Salaam): </text:span></text:span><text:span text:style-name="T5">Largest terminal market, sets national price trends.</text:span></text:p>
            </text:list-item>
            <text:list-item>
              <text:p text:style-name="P9"><text:span text:style-name="Strong_20_Emphasis"><text:span text:style-name="T3">Mwenge (Dar es Salaam): </text:span></text:span><text:span text:style-name="T5">Major urban market.</text:span></text:p>
            </text:list-item>
            <text:list-item>
              <text:p text:style-name="P9"><text:span text:style-name="Strong_20_Emphasis"><text:span text:style-name="T3">Iringa Central Market: </text:span></text:span><text:span text:style-name="T5">Key market in a high-production zone.</text:span></text:p>
            </text:list-item>
            <text:list-item>
              <text:p text:style-name="P9"><text:span text:style-name="Strong_20_Emphasis"><text:span text:style-name="T3">Arusha Central Market: </text:span></text:span><text:span text:style-name="T5">Major market in the North.</text:span></text:p>
            </text:list-item>
          </text:list>
        </text:list-item>
      </text:list>
      <text:p text:style-name="Horizontal_20_Line"/>
      <text:h text:style-name="P1" text:outline-level="3"><text:soft-page-break/><text:span text:style-name="Strong_20_Emphasis"><text:span text:style-name="T1">Summary for Synthetic Data Logic:</text:span></text:span></text:h>
      <text:list xml:id="list2673096357" text:style-name="L5">
        <text:list-item>
          <text:p text:style-name="P12"><text:span text:style-name="Strong_20_Emphasis"><text:span text:style-name="T3">Region Volume:</text:span></text:span><text:span text:style-name="Strong_20_Emphasis"><text:span text:style-name="T5"> </text:span></text:span><text:span text:style-name="Source_20_Text"><text:span text:style-name="T7">Southern Highlands</text:span></text:span><text:span text:style-name="T5">&gt;</text:span><text:span text:style-name="Source_20_Text"><text:span text:style-name="T7">Central/Western</text:span></text:span><text:span text:style-name="T5">&gt;</text:span><text:span text:style-name="Source_20_Text"><text:span text:style-name="T7">Northern/Lake</text:span></text:span><text:span text:style-name="T5">.</text:span></text:p>
        </text:list-item>
        <text:list-item>
          <text:p text:style-name="P12"><text:span text:style-name="Strong_20_Emphasis"><text:span text:style-name="T3">Season Volume:</text:span></text:span><text:span text:style-name="Source_20_Text"><text:span text:style-name="T7">Masika</text:span></text:span><text:span text:style-name="T5">&gt;</text:span><text:span text:style-name="Source_20_Text"><text:span text:style-name="T7">Vuli</text:span></text:span><text:span text:style-name="T5">.</text:span></text:p>
        </text:list-item>
        <text:list-item>
          <text:p text:style-name="P10"><text:span text:style-name="Strong_20_Emphasis"><text:span text:style-name="T3">Price Formula:</text:span></text:span><text:span text:style-name="T5">High Supply (Post-Harvest) =</text:span><text:span text:style-name="Strong_20_Emphasis"><text:span text:style-name="T3">Low Price</text:span></text:span><text:span text:style-name="T5">. Low Supply (Lean Season) =</text:span><text:span text:style-name="Strong_20_Emphasis"><text:span text:style-name="T3">High Price</text:span></text:span><text:span text:style-name="T5">.</text:span></text:p>
        </text:list-item>
        <text:list-item>
          <text:p text:style-name="P10"><text:span text:style-name="Strong_20_Emphasis"><text:span text:style-name="T3">Storage Cycle:</text:span></text:span><text:span text:style-name="T5">Fills at harvest, empties towards planting/lean season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2T11:16:35.784000000</meta:creation-date>
    <dc:date>2025-12-02T11:21:16.031000000</dc:date>
    <meta:editing-duration>PT4M40S</meta:editing-duration>
    <meta:editing-cycles>1</meta:editing-cycles>
    <meta:document-statistic meta:table-count="0" meta:image-count="0" meta:object-count="0" meta:page-count="2" meta:paragraph-count="30" meta:word-count="255" meta:character-count="1769" meta:non-whitespace-character-count="1568"/>
    <meta:generator>Neat_Office/6.2.8.2$Windows_x86 LibreOffice_project/</meta:generator>
  </office:meta>
</office:document-meta>
</file>